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2.357cm" loext:decorative="fals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068cm" fo:min-width="2.357cm" loext:decorative="fals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243cm" fo:min-width="0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7cm" svg:height="3.493cm" svg:x="2.901cm" svg:y="5.8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5.8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212cm" svg:height="3.493cm" svg:x="13.805cm" svg:y="5.822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344cm" svg:height="0.962cm" svg:x="3.757cm" svg:y="9.767cm">
          <draw:text-box>
            <text:p>(A)</text:p>
          </draw:text-box>
        </draw:frame>
        <draw:frame draw:style-name="gr4" draw:text-style-name="P2" draw:layer="layout" svg:width="1.344cm" svg:height="0.962cm" svg:x="9.357cm" svg:y="9.767cm">
          <draw:text-box>
            <text:p>(B)</text:p>
          </draw:text-box>
        </draw:frame>
        <draw:frame draw:style-name="gr4" draw:text-style-name="P2" draw:layer="layout" svg:width="1.383cm" svg:height="0.962cm" svg:x="14.757cm" svg:y="9.767cm">
          <draw:text-box>
            <text:p>(C)</text:p>
          </draw:text-box>
        </draw:frame>
        <draw:custom-shape draw:style-name="gr2" draw:text-style-name="P1" draw:layer="layout" svg:width="2.857cm" svg:height="0.318cm" svg:x="8.405cm" svg:y="6.1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6.4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6.7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7.0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7.3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7.6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7.9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8.2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8.6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857cm" svg:height="0.318cm" svg:x="8.405cm" svg:y="8.95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027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253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487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741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4.989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241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501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741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5.963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6.189cm" svg:y="5.82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12cm" svg:height="3.493cm" svg:x="16.423cm" svg:y="5.82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0T13:15:58.530311414</meta:creation-date>
    <meta:editing-cycles>1</meta:editing-cycles>
    <meta:editing-duration>PT4M39S</meta:editing-duration>
    <dc:description>This file was made with LibreOffice and can be redistributed and used according to GPL 3.0 or later.

History Tracers</dc:description>
    <dc:date>2024-05-10T13:32:38.989825362</dc:date>
    <meta:document-statistic meta:object-count="27"/>
    <meta:generator>LibreOffice/24.2.0.3$Linux_X86_64 LibreOffice_project/420$Build-3</meta:generator>
  </office:meta>
</office:document-meta>
</file>